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a7b4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a7b4e" style:font-size-asian="13pt" style:font-name-complex="Sanskrit 2003" style:font-size-complex="13pt"/>
    </style:style>
    <style:style style:name="P3" style:family="paragraph" style:parent-style-name="Footnote">
      <style:text-properties officeooo:rsid="02243dbc" officeooo:paragraph-rsid="02243dbc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a7b4e" style:font-size-asian="13pt" style:font-weight-asian="bold" style:font-name-complex="Sanskrit 2003" style:font-size-complex="13pt" style:font-weight-complex="bold"/>
    </style:style>
    <style:style style:name="T1" style:family="text">
      <style:text-properties officeooo:rsid="026bda47"/>
    </style:style>
    <style:style style:name="T2" style:family="text">
      <style:text-properties officeooo:rsid="02208b11"/>
    </style:style>
    <style:style style:name="T3" style:family="text">
      <style:text-properties officeooo:rsid="0222b7cf"/>
    </style:style>
    <style:style style:name="T4" style:family="text">
      <style:text-properties officeooo:rsid="0220d824"/>
    </style:style>
    <style:style style:name="T5" style:family="text">
      <style:text-properties officeooo:rsid="02243dbc"/>
    </style:style>
    <style:style style:name="T6" style:family="text">
      <style:text-properties officeooo:rsid="02258ddc"/>
    </style:style>
    <style:style style:name="T7" style:family="text">
      <style:text-properties officeooo:rsid="02270c03"/>
    </style:style>
    <style:style style:name="T8" style:family="text">
      <style:text-properties officeooo:rsid="022847d5"/>
    </style:style>
    <style:style style:name="T9" style:family="text">
      <style:text-properties officeooo:rsid="02293190"/>
    </style:style>
    <style:style style:name="T10" style:family="text">
      <style:text-properties officeooo:rsid="022b928f"/>
    </style:style>
    <style:style style:name="T11" style:family="text">
      <style:text-properties officeooo:rsid="022ccce0"/>
    </style:style>
    <style:style style:name="T12" style:family="text">
      <style:text-properties officeooo:rsid="02300ecf"/>
    </style:style>
    <style:style style:name="T13" style:family="text">
      <style:text-properties officeooo:rsid="0230d7af"/>
    </style:style>
    <style:style style:name="T14" style:family="text">
      <style:text-properties officeooo:rsid="02324b43"/>
    </style:style>
    <style:style style:name="T15" style:family="text">
      <style:text-properties fo:color="#000000"/>
    </style:style>
    <style:style style:name="T16" style:family="text">
      <style:text-properties fo:color="#000000" officeooo:rsid="02313e2c"/>
    </style:style>
    <style:style style:name="T17" style:family="text">
      <style:text-properties fo:color="#ff3333"/>
    </style:style>
    <style:style style:name="T18" style:family="text">
      <style:text-properties officeooo:rsid="023b371b"/>
    </style:style>
    <style:style style:name="T19" style:family="text">
      <style:text-properties officeooo:rsid="02334fd5"/>
    </style:style>
    <style:style style:name="T20" style:family="text">
      <style:text-properties officeooo:rsid="02336013"/>
    </style:style>
    <style:style style:name="T21" style:family="text">
      <style:text-properties officeooo:rsid="02314576"/>
    </style:style>
    <style:style style:name="T22" style:family="text">
      <style:text-properties officeooo:rsid="023c63ad"/>
    </style:style>
    <style:style style:name="T23" style:family="text">
      <style:text-properties officeooo:rsid="023d80bd"/>
    </style:style>
    <style:style style:name="T24" style:family="text">
      <style:text-properties officeooo:rsid="023e8925"/>
    </style:style>
    <style:style style:name="T25" style:family="text">
      <style:text-properties officeooo:rsid="023ee65e"/>
    </style:style>
    <style:style style:name="T26" style:family="text">
      <style:text-properties officeooo:rsid="02408ec2"/>
    </style:style>
    <style:style style:name="T27" style:family="text">
      <style:text-properties officeooo:rsid="02420243"/>
    </style:style>
    <style:style style:name="T28" style:family="text">
      <style:text-properties officeooo:rsid="0243be54"/>
    </style:style>
    <style:style style:name="T29" style:family="text">
      <style:text-properties officeooo:rsid="0246caf1"/>
    </style:style>
    <style:style style:name="T30" style:family="text">
      <style:text-properties officeooo:rsid="0246cd4e"/>
    </style:style>
    <style:style style:name="T31" style:family="text">
      <style:text-properties officeooo:rsid="024593ef"/>
    </style:style>
    <style:style style:name="T32" style:family="text">
      <style:text-properties officeooo:rsid="024d7705"/>
    </style:style>
    <style:style style:name="T33" style:family="text">
      <style:text-properties officeooo:rsid="0249393c"/>
    </style:style>
    <style:style style:name="T34" style:family="text">
      <style:text-properties officeooo:rsid="0247f0dc"/>
    </style:style>
    <style:style style:name="T35" style:family="text">
      <style:text-properties officeooo:rsid="024b018d"/>
    </style:style>
    <style:style style:name="T36" style:family="text">
      <style:text-properties officeooo:rsid="024b83a4"/>
    </style:style>
    <style:style style:name="T37" style:family="text">
      <style:text-properties officeooo:rsid="024ba172"/>
    </style:style>
    <style:style style:name="T38" style:family="text">
      <style:text-properties officeooo:rsid="02537483"/>
    </style:style>
    <style:style style:name="T39" style:family="text">
      <style:text-properties officeooo:rsid="024cecb3"/>
    </style:style>
    <style:style style:name="T40" style:family="text">
      <style:text-properties officeooo:rsid="025a4991"/>
    </style:style>
    <style:style style:name="T41" style:family="text">
      <style:text-properties officeooo:rsid="02553106"/>
    </style:style>
    <style:style style:name="T42" style:family="text">
      <style:text-properties officeooo:rsid="025b4ecb"/>
    </style:style>
    <style:style style:name="T43" style:family="text">
      <style:text-properties officeooo:rsid="02588ef5"/>
    </style:style>
    <style:style style:name="T44" style:family="text">
      <style:text-properties officeooo:rsid="025db040"/>
    </style:style>
    <style:style style:name="T45" style:family="text">
      <style:text-properties officeooo:rsid="025dc359"/>
    </style:style>
    <style:style style:name="T46" style:family="text">
      <style:text-properties officeooo:rsid="025c8f91"/>
    </style:style>
    <style:style style:name="T47" style:family="text">
      <style:text-properties officeooo:rsid="025fa74f"/>
    </style:style>
    <style:style style:name="T48" style:family="text">
      <style:text-properties officeooo:rsid="025ff446"/>
    </style:style>
    <style:style style:name="T49" style:family="text">
      <style:text-properties officeooo:rsid="0261562e"/>
    </style:style>
    <style:style style:name="T50" style:family="text">
      <style:text-properties officeooo:rsid="0263264d"/>
    </style:style>
    <style:style style:name="T51" style:family="text">
      <style:text-properties officeooo:rsid="02647e4e"/>
    </style:style>
    <style:style style:name="T52" style:family="text">
      <style:text-properties officeooo:rsid="0265a152"/>
    </style:style>
    <style:style style:name="T53" style:family="text">
      <style:text-properties officeooo:rsid="02673e81"/>
    </style:style>
    <style:style style:name="T54" style:family="text">
      <style:text-properties officeooo:rsid="026846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अष्टादशोऽध्यायः । </text:p>
      <text:p text:style-name="P4">स्वाय<text:span text:style-name="T2">ंभु</text:span>व<text:span text:style-name="T3">मनु</text:span>वंशवर्णनम् ।</text:p>
      <text:p text:style-name="P2">अग्निरुवाच-<text:line-break/>प्रियव्रतोत्तानपादौ मनोः स्वाय<text:span text:style-name="T4">ंभु</text:span>वात् सुतौ । <text:line-break/>अजीजनत्स<text:span text:style-name="T5">ु</text:span>तां कन्यां<text:note text:id="ftn1" text:note-class="footnote"><text:note-citation>1</text:note-citation><text:note-body><text:p text:style-name="Footnote"><text:s/><text:span text:style-name="T5">रम्यां</text:span></text:p></text:note-body></text:note> <text:s/><text:note text:id="ftn2" text:note-class="footnote"><text:note-citation>2</text:note-citation><text:note-body><text:p text:style-name="P3">शतरूपां</text:p></text:note-body></text:note>शतरूपां तपोन्विताम् ॥१<text:span text:style-name="T4">॥</text:span> </text:p>
      <text:p text:style-name="P2">काम्या क<text:span text:style-name="T5">र्द</text:span>मभार्या<text:span text:style-name="T5">ऽ</text:span>तः<text:note text:id="ftn3" text:note-class="footnote"><text:note-citation>3</text:note-citation><text:note-body><text:p text:style-name="Footnote"><text:s/><text:span text:style-name="T5">कन्याऽतः</text:span></text:p></text:note-body></text:note> सम्राट्<text:span text:style-name="T5">‌ </text:span>कुक्षिर्विराट् प्रभुः । <text:s/><text:line-break/>सुरुच्यामुत्तमो जज्ञे पुत्र उत्तानपादतः ॥२<text:span text:style-name="T4">॥</text:span> <text:line-break/>सुनीत्या<text:span text:style-name="T6">ं च</text:span> ध्रुवः पुत्रस्तपस्तेपे स<text:span text:style-name="T6">ु</text:span>कीर्तये । <text:s/><text:line-break/>ध्रुवो वर्षसहस्राणि त्रीणि दिव्यानि हे मुने ॥३<text:span text:style-name="T4">॥</text:span> <text:line-break/>तस्मै प्रीतो हरिः प्रादान्मुन्यग्रे स्थानकं स्थिरम् । <text:line-break/>श्लोकं पपाठ ह्युशना वृद्धिं दृष्ट्वा स तस्य च ॥४<text:span text:style-name="T4">॥</text:span> <text:line-break/>अहोऽस्य तपसो वीर्यमहो श्रुतमहो<text:span text:style-name="T7">ऽ</text:span>द्भुतम् । <text:s/><text:line-break/>यमद्य पुरतः कृत्वा ध्रुवं सप्तर्षयः स्थिताः ॥५<text:span text:style-name="T4">॥</text:span> <text:line-break/>तस्मात् <text:span text:style-name="T8">वृद्धिश्च</text:span> भव्य<text:span text:style-name="T8">श्च</text:span> ध्रुवाच्छम्भुर्व्यजायत । <text:s/><text:line-break/><text:span text:style-name="T8">वृद्धे</text:span>राधत्त सुच्छाया पञ्च पुत्रानकल्मषान् ॥६<text:span text:style-name="T4">॥</text:span> <text:line-break/>रिपुं रिपुञ्जयं <text:span text:style-name="T9">पुष्यं</text:span> वृकलं वृकतेजसम् । <text:s/><text:line-break/>रिपोराधत्त बृहती<text:span text:style-name="T10">ं</text:span> चाक्षुषं सर्वतेजसम् ॥७<text:span text:style-name="T9">॥</text:span> <text:line-break/>अजीजनत्पुष्करिण्यां वीरिण्यां चाक्षुषो मनुम् । <text:line-break/>मनोरजायन्त दश नड्वलायां सुतोत्तमाः ॥८<text:span text:style-name="T9">॥</text:span> </text:p>
      <text:p text:style-name="P2">ऊरुः <text:s/>पुरुः शतद्युम्नस्तपस्वी सत्यवाक्कविः । <text:s/><text:line-break/>अग्निष्टुरतिरात्रश्च सुद्युम्नश्चाभिमन्युकः ॥९<text:span text:style-name="T9">॥</text:span> <text:line-break/><text:soft-page-break/>ऊरोरजनयत् पुत्रान् षडग्नेयी महाप्रभान् । <text:line-break/>अङ्गं सुमनसं स्वातिं क्रतुमङ्गिरसङ्गयम् ॥१०<text:span text:style-name="T11">॥</text:span> <text:line-break/>अङ्गात्सुनीथापत्यं वै वेणमेकं व्यजायत । </text:p>
      <text:p text:style-name="P2"><text:tab/>अरक्षकः पापरतः स हतो मुनिभिः कुशैः ॥११<text:span text:style-name="T11">॥</text:span> <text:line-break/>प्रजार्थमृषयो<text:span text:style-name="T12">ऽ</text:span>थास्य ममन्थु<text:span text:style-name="T12">र्द</text:span>क्षिणं करम् । <text:line-break/>वेणस्य मथिते पाणौ स<text:span text:style-name="T12">ंब</text:span>भूव पृथु<text:span text:style-name="T13">र्नृ</text:span>पः ॥१२<text:span text:style-name="T11">॥</text:span> <text:line-break/>तं दृष्ट्वा मुनयः प्राहुरेष वै मुदिताः प्रजाः । <text:line-break/>करिष्यति महातेजा यशश्च प्राप्स्यते महत् ॥१३<text:span text:style-name="T11">॥</text:span> <text:line-break/>स धन्वी कवची जातस्तेजसा नि<text:span text:style-name="T13">र्द</text:span>हन्निव ।४ <text:line-break/>पृथुर्वैण्यः प्रजाः सर्वा ररक्ष<text:note text:id="ftn4" text:note-class="footnote"><text:note-citation>4</text:note-citation><text:note-body><text:p text:style-name="Footnote"><text:s/><text:span text:style-name="T13">क्ष क्षेत्रपू</text:span></text:p></text:note-body></text:note> क्षत्रपूर्वजः ॥१४<text:span text:style-name="T14">॥</text:span> <text:line-break/><text:span text:style-name="T15">राजसूयाभिषिक्तानामाद्यः <text:s/>स पृथिवीपतिः । <text:line-break/>तस्माच्चैव समुत्पन्नौ निपुणौ सूतमागधौ ॥१५</text:span><text:span text:style-name="T16">॥</text:span><text:span text:style-name="T15"> </text:span><text:span text:style-name="T17"><text:line-break/></text:span>तत्स्तोत्र<text:span text:style-name="T18">ं च</text:span>क्रतु<text:span text:style-name="T19">र्वी</text:span>रौ, राजा<text:span text:style-name="T20">ऽ</text:span>भूज्जनरञ्जनात् । <text:line-break/>दुग्धा गौस्तेन <text:span text:style-name="T20">स</text:span>स्या<text:span text:style-name="T18">नि</text:span> प्रजानां जीवनाय च ॥१६<text:span text:style-name="T21">॥</text:span> <text:line-break/>सह देवैर्मुनिगणैर्गन्धर्वै<text:span text:style-name="T22">श्चा</text:span>प्सरोगणैः । <text:line-break/>पितृभि<text:span text:style-name="T23">र्दा</text:span>नवैः सर्पैर्वीरुद्भिः पर्वतैर्जनैः ॥१७<text:span text:style-name="T14">॥</text:span> <text:line-break/>तेषु तेषु च पात्रेषु दुह्यमाना वसुन्धरा । <text:line-break/>प्रादाद्यथेप्सितं क्षीर<text:span text:style-name="T24">ं ते</text:span>न प्राणानधारय<text:span text:style-name="T24">न्</text:span> ॥१८<text:span text:style-name="T14">॥</text:span> <text:line-break/>पृथोः पुत्रौ तु ध<text:span text:style-name="T24">र्म</text:span>ज्ञौ जज्ञातेऽन्त<text:span text:style-name="T25">र्धि</text:span>पालि<text:span text:style-name="T24">तौ</text:span> । <text:line-break/>शिखण्डिनी हवि<text:span text:style-name="T26">र्धा</text:span>नमन्त<text:span text:style-name="T26">र्धा</text:span>नात् व्यजायत ॥१९<text:span text:style-name="T14">॥</text:span> <text:line-break/>हवि<text:span text:style-name="T26">र्धा</text:span>नात् षडाग्नेयी <text:span text:style-name="T27">धि</text:span>षणा<text:span text:style-name="T28">ऽ</text:span>जनयत्सुतान् । <text:s/><text:line-break/>प्राचीनवर्हिषं शुक्रं गयं कृष्णं व्रजाजिनौ ॥२०<text:span text:style-name="T14">॥</text:span> <text:line-break/><text:soft-page-break/>प्राचीनाग्राः कुशास्तस्य पृथिव्यां यजतो यतः । <text:line-break/>प्राचीन<text:span text:style-name="T29">ब</text:span>र्हि<text:span text:style-name="T30">ः भ</text:span>गवान् महानासीत्प्रजापतिः ॥२१<text:span text:style-name="T31">॥</text:span> <text:line-break/>सवर्णाऽ<text:span text:style-name="T32">ऽ</text:span>धत्त <text:s/>सामुद्री दशप्राचीन<text:span text:style-name="T33">ब</text:span>र्हिषः । </text:p>
      <text:p text:style-name="P2">सर्वे प्रचेतसो नाम धनुर्वेदस्य पारगाः ॥२२<text:span text:style-name="T34">॥</text:span> <text:line-break/>अपृथग्ध<text:span text:style-name="T35">र्मा</text:span>चरणास्ते<text:span text:style-name="T36">ऽ</text:span>तप्यन्त महत्तपः । <text:line-break/>दशवर्षसहस्राणि समुद्रसलिलेशयाः ॥२३<text:span text:style-name="T37">॥</text:span> <text:line-break/>प्रजापतित्वं सम्प्राप्य तुष्टा विष्णोश्च निर्गताः ।<text:line-break/>भूः खं व्याप्तं हि तरुभिस्तांस्तरूनदहंश्च ते ॥२४<text:span text:style-name="T37">॥</text:span> <text:line-break/>मुखजाग्निमरुद्भ्यां च दृष्ट्वा चाथ द्रुमक्षयम् ।<text:line-break/>उपगम्याब्रवीदेतान् राजा सोमः प्रजापतीन् ॥२५<text:span text:style-name="T37">॥</text:span> <text:line-break/>कोपं यच्छत दास्यन्ति कन्यां वो मारिषां वराम् । <text:line-break/>तपस्विनो मुनेः कण्डोः <text:s/>प्रम्लोचायां म<text:span text:style-name="T38">यै</text:span>व च ॥२६<text:span text:style-name="T39">॥</text:span> <text:line-break/>भविष्यं जानता सृष्टा भार्या वोऽस्तु कुलङ्करी । <text:line-break/>अस्यामुत्पत्स्यते दक्षः प्रजाः संव<text:span text:style-name="T40">र्ध</text:span>यिष्यति ॥२७<text:span text:style-name="T41">॥</text:span> <text:line-break/>प्रचेतसस्तां जगृहु<text:span text:style-name="T42">र्द</text:span>क्षो<text:span text:style-name="T42">ऽ</text:span>स्याञ्च ततोऽभवत् ।<text:line-break/>अचरांश्च चरांश्चैव द्विपदो<text:span text:style-name="T42">ऽ</text:span>थ चतुष्पदः ॥२८<text:span text:style-name="T43">॥</text:span> <text:line-break/>स सृष्ट्वा मनसा <text:s/>दक्षः पश्चादसृजत स्त्रियः ।<text:line-break/>ददौ स दश ध<text:span text:style-name="T42">र्मा</text:span>य कश्यपाय त्रयोदश ॥२९<text:span text:style-name="T42">॥</text:span> <text:line-break/>सप्तविंशति सोमाय चतस्त्रोऽरिष्टनेमिने ।<text:line-break/>द्वे चैव बहुपुत्राय द्वे चैवाङ्गिरसे अदात् <text:s/>॥३०<text:span text:style-name="T42">॥</text:span> <text:line-break/>तासु देवाश्च नागाद्या मैथुनान्म<text:span text:style-name="T44">ा</text:span>नसा<text:span text:style-name="T44">ः</text:span> पुरा । <text:line-break/>ध<text:span text:style-name="T45">र्म</text:span>सर्ग<text:span text:style-name="T45">ं प्र</text:span>वक्ष्यामि दशपत्नीषु धर्मतः ॥३१<text:span text:style-name="T46">॥</text:span> <text:line-break/>विश्वे देवास्तु विश्वायाः साध्या साध्या<text:span text:style-name="T47">न्</text:span>व्यजायत । <text:line-break/><text:soft-page-break/>मरुत्त्वया मरुत्त्वन्तो वसोस्तु वसवोऽभवन् ॥३२<text:span text:style-name="T46">॥</text:span> <text:line-break/>भानोस्तु भानवः पुत्रा मुहू<text:span text:style-name="T47">र्ता</text:span>स्तु मुहू<text:span text:style-name="T48">र्त</text:span>जाः ।</text:p>
      <text:p text:style-name="P2"><text:span text:style-name="T49">ल</text:span>म्बाया धर्मतो घोषो नागवीथी <text:s/>च यामिजा ॥ ३३ <text:span text:style-name="T49">॥</text:span><text:line-break/>पृथिवीविषयं सर्वमरु<text:span text:style-name="T50">त्व</text:span>त्यां व्यजायत । <text:line-break/>सङ्कल्पायास्तु सङ्कल्पा इन्दो<text:span text:style-name="T50">र्न</text:span>क्षत्रतः सुताः ॥३४<text:span text:style-name="T49">॥</text:span> <text:line-break/>आपो ध्रुव<text:span text:style-name="T50">श्च</text:span> सोम<text:span text:style-name="T50">श्च</text:span> धरश्चैवानिलोनलः <text:s/>। <text:line-break/>प्रत्यूषश्च प्रभा<text:span text:style-name="T50">स</text:span>श्च वसवो<text:span text:style-name="T51">ऽ</text:span>ष्टौ च नामतः ॥३५<text:span text:style-name="T49">॥</text:span> <text:line-break/>आपस्य पुत्रो वैतण्ड्यः श्रमः शान्तो मुनिस्तथा । <text:line-break/>ध्रुवस्य कालो लोकान्तो व<text:span text:style-name="T51">र्चाः</text:span> सोमस्य वै सुतः ॥३६<text:span text:style-name="T49">॥</text:span> <text:line-break/>धरस्य पुत्रो द्रविणो <text:s/>हुतहव्यवहस्तथा ।<text:line-break/>मनोहरायाः शिशिरः प्राणो<text:span text:style-name="T51">ऽ</text:span>थ रमणस्तथा <text:s/>॥३७<text:span text:style-name="T49">॥</text:span><text:line-break/>पुरोजवो<text:span text:style-name="T51">ऽ</text:span>निलस्या<text:span text:style-name="T52">ऽऽ</text:span>सीदविज्ञातोऽनलस्य च <text:line-break/>अग्निपुत्रः कुमारश्च शरस्तम्बे व्यजायत ॥३८<text:span text:style-name="T51">॥</text:span> <text:line-break/>तस्य शाखो विशाखश्च नैगमेयश्च पृष्<text:span text:style-name="T52">ठतः</text:span> ।<text:line-break/>कृत्तिकातः का<text:span text:style-name="T52">र्ति</text:span>केयो यतिः सनत्कुमारकः <text:s/>॥३९<text:span text:style-name="T51">॥</text:span> <text:line-break/>प्रत्यूषाद्देवलो जज्ञे विश्वक<text:span text:style-name="T52">र्मा</text:span> प्रभा<text:span text:style-name="T52">स</text:span>तः । <text:line-break/>क<text:span text:style-name="T52">र्ता </text:span>शिल्पसहस्राणां त्रिदशानाञ्च व<text:span text:style-name="T52">र्धकः</text:span> ॥४०<text:span text:style-name="T51">॥</text:span> <text:line-break/>मनुष्याश्चोपजीवन्ति शिल्पं वै भूषणादिक<text:span text:style-name="T52">म्</text:span> । <text:line-break/>सुरभी <text:s/>कश्यपाद्रुद्रानेकादश विजज्ञुषी ॥४१<text:span text:style-name="T51">॥</text:span> <text:line-break/>महादेवप्रसादेन तपसा भाविता सती । </text:p>
      <text:p text:style-name="P1">अजैकपादहि<text:span text:style-name="T52">र्बुध्न्य</text:span>स्त्वष्टा रुद्रश्च सत्तम ॥४२<text:span text:style-name="T51">॥</text:span> <text:line-break/>त्वष्टुश्चैवा<text:span text:style-name="T52">ऽऽ</text:span>त्मजः श्रीमान्विश्वरूपो महायशाः । <text:line-break/>हरश्च बहुरूपश्च त्र्यम्बकश्चापराजितः ॥४३<text:span text:style-name="T51">॥</text:span> <text:line-break/><text:soft-page-break/>वृषाकपिश्च शम्भुश्च कप<text:span text:style-name="T53">र्दी </text:span><text:s/>रैवतस्तथा ।<text:line-break/>मृगव्याध<text:span text:style-name="T54">श्च</text:span> सर्पश्च कपाली दश चैककः । <text:line-break/>रुद्राणां च शतं लक्षं यैर्व्याप्तं सचराचर<text:span text:style-name="T54">म्</text:span> ॥ ४४॥ </text:p>
      <text:p text:style-name="P1"><text:line-break/>इत्यादिमाहापुराणे आग्नेये <text:span text:style-name="T1">स्वयंभुवमनुवंश</text:span>वर्णनं नाम अष्टाद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2:00:45.618498587</meta:creation-date>
    <meta:generator>LibreOffice/5.1.6.2$Linux_X86_64 LibreOffice_project/10m0$Build-2</meta:generator>
    <dc:date>2017-03-20T12:22:10.323965579</dc:date>
    <meta:editing-duration>PT1M11S</meta:editing-duration>
    <meta:editing-cycles>2</meta:editing-cycles>
    <meta:document-statistic meta:table-count="0" meta:image-count="0" meta:object-count="0" meta:page-count="5" meta:paragraph-count="14" meta:word-count="501" meta:character-count="2364" meta:non-whitespace-character-count="1772"/>
  </office:meta>
</office:document-meta>
</file>